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9225" officeooo:paragraph-rsid="00129225"/>
    </style:style>
    <style:style style:name="P2" style:family="paragraph" style:parent-style-name="Standard">
      <style:paragraph-properties fo:text-align="center" style:justify-single-word="false"/>
      <style:text-properties officeooo:rsid="00129225" officeooo:paragraph-rsid="00129225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29225" officeooo:paragraph-rsid="00129225" style:font-weight-asian="bold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officeooo:rsid="00129225" officeooo:paragraph-rsid="00129225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29225" officeooo:paragraph-rsid="00129225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rsid="0015137a" officeooo:paragraph-rsid="0015137a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7100c" officeooo:paragraph-rsid="0015137a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7100c" officeooo:paragraph-rsid="0017100c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129225" officeooo:paragraph-rsid="00129225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officeooo:rsid="0015137a" officeooo:paragraph-rsid="0015137a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officeooo:rsid="0017100c" officeooo:paragraph-rsid="0017100c"/>
    </style:style>
    <style:style style:name="P14" style:family="paragraph" style:parent-style-name="Standard" style:master-page-name="">
      <loext:graphic-properties draw:fill="none"/>
      <style:paragraph-properties fo:margin-left="8.999cm" fo:margin-right="0cm" fo:text-align="justify" style:justify-single-word="false" fo:text-indent="0cm" style:auto-text-indent="false" style:page-number="auto" fo:background-color="transparent"/>
      <style:text-properties officeooo:rsid="00129225" officeooo:paragraph-rsid="00129225"/>
    </style:style>
    <style:style style:name="P15" style:family="paragraph" style:parent-style-name="Standard">
      <loext:graphic-properties draw:fill="none"/>
      <style:paragraph-properties fo:margin-left="8.999cm" fo:margin-right="0cm" fo:text-align="justify" style:justify-single-word="false" fo:text-indent="0cm" style:auto-text-indent="false" fo:background-color="transparent"/>
      <style:text-properties officeooo:rsid="00129225" officeooo:paragraph-rsid="00129225"/>
    </style:style>
    <style:style style:name="T1" style:family="text">
      <style:text-properties officeooo:rsid="001513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ITUTO FEDERAL DE EDUCAÇÃO, CIÊNCIA E TECNOLOGIA DA PARAÍBA</text:p>
      <text:p text:style-name="P3">CAMPUS CAJAZEIRAS</text:p>
      <text:p text:style-name="P3">CURSO ANÁLISE E DESENVOLVIMENTO DE SISTEMAS</text:p>
      <text:p text:style-name="P3">DISCIPLINA BANCO DE DADOS I</text:p>
      <text:p text:style-name="P3"/>
      <text:p text:style-name="P3"/>
      <text:p text:style-name="P3"/>
      <text:p text:style-name="Standard"/>
      <text:p text:style-name="P4">IAN CARNEIRO TEIXEIRA DE ARAÚJO </text:p>
      <text:p text:style-name="P4">ISLEIMAR DE SOUZA OLIVEIRA</text:p>
      <text:p text:style-name="P4">JOSÉ DAVID EMANOELL FEITOZA BRAGA</text:p>
      <text:p text:style-name="P4">LEANDERSON COELHO DOS SANTOS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REDE SOCI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AJAZEIRAS</text:p>
      <text:p text:style-name="P2">2018</text:p>
      <text:p text:style-name="P6">IAN CARNEIRO TEIXEIRA DE ARAÚJO </text:p>
      <text:p text:style-name="P2">ISLEIMAR DE SOUZA OLIVEIRA</text:p>
      <text:p text:style-name="P2">JOSÉ DAVID EMANOELL FEITOZA BRAGA</text:p>
      <text:p text:style-name="P2">LEANDERSON COELHO DOS SANT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DE SOCI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Projeto desenvolvido para a disciplina de Programação para Web I no curso de Análise e Desenvolvimento de Sistemas, no Instituto Federal de Ciência e Tecnologia, Campus Cajazeiras.</text:p>
      <text:p text:style-name="P15"/>
      <text:p text:style-name="P15"/>
      <text:p text:style-name="P15"><text:span text:style-name="T1">Prof. </text:span>Diego Ernesto Rosa Pessoa</text:p>
      <text:p text:style-name="P15"/>
      <text:p text:style-name="P15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ajazeiras</text:p>
      <text:p text:style-name="P8">2018</text:p>
      <text:p text:style-name="P12"/>
      <text:p text:style-name="P9">Modelo conceitual</text:p>
      <text:p text:style-name="P10">Levantamento de requisitos</text:p>
      <text:p text:style-name="P9"/>
      <text:p text:style-name="P13">Diagrama entidade relacionamento</text:p>
      <text:p text:style-name="P13">Dicionário conceitual de dados</text:p>
      <text:p text:style-name="P10"/>
      <text:p text:style-name="P13">Modelo lógico</text:p>
      <text:p text:style-name="P10">Mapeamento entidade relacionamento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9:22:37.718548247</meta:creation-date>
    <dc:date>2018-11-12T10:46:00.112898765</dc:date>
    <meta:editing-duration>PT44M2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6" meta:paragraph-count="26" meta:word-count="115" meta:character-count="800" meta:non-whitespace-character-count="709"/>
  </office:meta>
</office:document-meta>
</file>